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AR" style:language-asian="es" style:country-asian="AR" style:language-complex="ar" style:country-complex="SA"/>
    </style:style>
    <style:style style:family="graphic" style:name="a0" style:parent-style-name="Graphics">
      <style:graphic-properties fo:border="0.01042in none" fo:background-color="transparent" fo:clip="rect(3.40288in, 6.30978in, 0.80896in, 0in)"/>
    </style:style>
  </office:automatic-styles>
  <office:body>
    <office:text text:use-soft-page-breaks="true">
      <text:p text:style-name="P1"><text:span text:style-name="T2"><draw:frame draw:style-name="a0" draw:name="Imagen 1" text:anchor-type="as-char" svg:x="0in" svg:y="0in" svg:width="6.40065in" svg:height="3.0619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co Brechbuhl</dc:creator>
    <meta:creation-date>2019-09-23T20:19:00Z</meta:creation-date>
    <dc:date>2019-09-23T23:34:00Z</dc:date>
    <meta:template xlink:href="Normal" xlink:type="simple"/>
    <meta:editing-cycles>2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